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996600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996600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loext:graphic-properties draw:fill="solid" draw:fill-color="#9999ff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068cm" svg:y1="1.461cm" svg:x2="4.068cm" svg:y2="2.525cm">
          <text:p/>
        </draw:line>
        <draw:line draw:style-name="gr1" draw:text-style-name="P1" draw:layer="layout" svg:x1="4.851cm" svg:y1="1.475cm" svg:x2="4.851cm" svg:y2="2.539cm">
          <text:p/>
        </draw:line>
        <draw:line draw:style-name="gr1" draw:text-style-name="P1" draw:layer="layout" svg:x1="6.27cm" svg:y1="1.49cm" svg:x2="6.27cm" svg:y2="2.554cm">
          <text:p/>
        </draw:line>
        <draw:line draw:style-name="gr1" draw:text-style-name="P1" draw:layer="layout" svg:x1="7.053cm" svg:y1="1.46cm" svg:x2="7.053cm" svg:y2="2.524cm">
          <text:p/>
        </draw:line>
        <draw:path draw:style-name="gr2" draw:text-style-name="P2" draw:layer="layout" svg:width="3.757cm" svg:height="0.693cm" svg:x="3.71cm" svg:y="2.265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path draw:style-name="gr3" draw:text-style-name="P3" draw:layer="layout" svg:width="3.757cm" svg:height="0.693cm" svg:x="3.694cm" svg:y="1.067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4" draw:text-style-name="P4" draw:layer="layout" svg:width="0.522cm" svg:height="0.47cm" svg:x="5.345cm" svg:y="1.22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522cm" svg:height="0.47cm" svg:x="5.316cm" svg:y="2.3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1.784cm" svg:height="1.078cm" svg:x="0.88cm" svg:y="1.51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5" draw:text-style-name="P1" draw:layer="layout" svg:x1="2.846cm" svg:y1="2.151cm" svg:x2="3.217cm" svg:y2="2.151cm">
          <text:p/>
        </draw:line>
        <draw:line draw:style-name="gr5" draw:text-style-name="P1" draw:layer="layout" svg:x1="2.846cm" svg:y1="1.928cm" svg:x2="3.217cm" svg:y2="1.9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6T17:11:07.209083939</dc:date>
    <meta:editing-duration>PT1H41M6S</meta:editing-duration>
    <meta:editing-cycles>15</meta:editing-cycles>
    <meta:generator>LibreOffice/5.2.3.3$Linux_X86_64 LibreOffice_project/20m0$Build-3</meta:generator>
    <meta:document-statistic meta:object-count="11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row>
      <mo fence="true" stretchy="false">|</mo>
      <mrow>
        <mi>A</mi>
      </mrow>
      <mo fence="true" stretchy="false">|</mo>
    </mrow>
    <annotation encoding="StarMath 5.0">lline A rline </annotation>
  </semantics>
</math>
</file>